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34cm"/>
    </style:style>
    <style:style style:name="co2" style:family="table-column">
      <style:table-column-properties fo:break-before="auto" style:column-width="7.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Sprint backlog 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2" office:value-type="string" calcext:value-type="string">
            <text:p>Taches</text:p>
          </table:table-cell>
          <table:table-cell table:style-name="ce2" office:value-type="string" calcext:value-type="string">
            <text:p>Estimation heures</text:p>
          </table:table-cell>
          <table:table-cell table:style-name="ce2"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L’utilisateur veut un environnement en 3d où l’on se déplace librement</text:p>
          </table:table-cell>
          <table:table-cell table:number-columns-repeated="2"/>
          <table:table-cell office:value-type="string" calcext:value-type="string">
            <text:p>voir github</text:p>
          </table:table-cell>
        </table:table-row>
        <table:table-row table:style-name="ro1">
          <table:table-cell table:number-columns-spanned="1" table:number-rows-spanned="4"/>
          <table:table-cell office:value-type="string" calcext:value-type="string">
            <text:p>Plat avec bords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lat cyclique</text:p>
          </table:table-cell>
          <table:table-cell office:value-type="string" calcext:value-type="string">
            <text:p>45min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onde sphérique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réation du personnage joueur <text:s/>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’utilisateur veut différents biomes dans l’environnem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ine </text:p>
          </table:table-cell>
          <table:table-cell office:value-type="string" calcext:value-type="string">
            <text:p>6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céan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et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can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a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’utilisateur veut une faune et une flore dynamiq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gen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bres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 GUSTAVO</meta:initial-creator>
    <meta:creation-date>2018-02-22T10:03:25.027605576</meta:creation-date>
    <dc:date>2018-02-22T10:57:20.989571157</dc:date>
    <dc:creator>PEREIRA GUSTAVO</dc:creator>
    <meta:editing-duration>PT10M14S</meta:editing-duration>
    <meta:editing-cycles>1</meta:editing-cycles>
    <meta:document-statistic meta:table-count="1" meta:cell-count="29" meta:object-count="0"/>
    <meta:generator>LibreOffice/4.3.3.2$Linux_X86_64 LibreOffice_project/430m0$Build-2</meta:generator>
  </office:meta>
</office:document-meta>
</file>